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288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2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3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6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85cm" svg:y1="27.004cm" svg:x2="14.085cm" svg:y2="23.724cm">
          <text:p/>
        </draw:line>
        <draw:frame draw:style-name="gr34" draw:text-style-name="P17" draw:layer="layout" svg:width="2.902cm" svg:height="0.548cm" svg:x="11.63cm" svg:y="26.973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0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5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1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2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5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30T16:51:24.341312670</dc:date>
    <meta:editing-duration>P33DT10H15M45S</meta:editing-duration>
    <meta:editing-cycles>208</meta:editing-cycles>
    <meta:generator>LibreOffice/5.0.5.2$Linux_X86_64 LibreOffice_project/00$Build-2</meta:generator>
    <meta:document-statistic meta:object-count="184"/>
  </office:meta>
</office:document-meta>
</file>